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304d" officeooo:paragraph-rsid="0004304d"/>
    </style:style>
    <style:style style:name="P2" style:family="paragraph" style:parent-style-name="Standard">
      <style:text-properties fo:font-size="22pt" fo:font-weight="bold" officeooo:rsid="0004304d" officeooo:paragraph-rsid="0004304d" style:font-size-asian="22pt" style:font-weight-asian="bold" style:font-size-complex="22pt" style:font-weight-complex="bold"/>
    </style:style>
    <style:style style:name="P3" style:family="paragraph" style:parent-style-name="Text_20_body">
      <style:text-properties officeooo:rsid="0004304d" officeooo:paragraph-rsid="0004304d"/>
    </style:style>
    <style:style style:name="P4" style:family="paragraph" style:parent-style-name="Text_20_body">
      <style:text-properties officeooo:paragraph-rsid="0004304d"/>
    </style:style>
    <style:style style:name="T1" style:family="text">
      <style:text-properties officeooo:rsid="000430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NS’s:</text:p>
      <text:p text:style-name="P1"/>
      <text:p text:style-name="P3"><text:span text:style-name="Strong_20_Emphasis"/></text:p>
      <text:p text:style-name="P4"><text:span text:style-name="Strong_20_Emphasis"><text:span text:style-name="T1">· Google</text:span></text:span><text:span text:style-name="T1">: 8.8.8.8 y 8.8.4.4 para direcciones IPv4 y 2001:4860:4860::8888 y 2001:4860:4860::8844 para direcciones IPv6. </text:span></text:p>
      <text:p text:style-name="P4"><text:span text:style-name="Strong_20_Emphasis"><text:span text:style-name="T1">· </text:span></text:span><text:span text:style-name="Strong_20_Emphasis">Cloudflare</text:span>: 1.1.1.1 y 1.0.0.1 para direcciones IPv4 y 2606:4700:4700::1111 y 2606:4700:4700::1001 para IPv6. </text:p>
      <text:p text:style-name="P4"><text:span text:style-name="Strong_20_Emphasis"><text:span text:style-name="T1">· </text:span></text:span><text:span text:style-name="Strong_20_Emphasis">Quad9</text:span>: 9.9.9.9 para direcciones Ipv4 y 2620:fe::fe y 2620:fe::9 para direcciones IPv6. </text:p>
      <text:p text:style-name="P4"><text:span text:style-name="Strong_20_Emphasis"><text:span text:style-name="T1">· </text:span></text:span><text:span text:style-name="Strong_20_Emphasis">OpenDNS</text:span>: 208.67.222.222 y 208.67.220.220 para direcciones IPv4 y 2620:119:35::35. Y 2620:119:53::53 para servidores IPv6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nçal Sallan i Baso</meta:initial-creator>
    <meta:creation-date>2021-08-20T22:29:14.400545282</meta:creation-date>
    <dc:date>2021-08-20T22:35:00.696743544</dc:date>
    <dc:creator>Gonçal Sallan i Baso</dc:creator>
    <meta:editing-duration>PT5M47S</meta:editing-duration>
    <meta:editing-cycles>1</meta:editing-cycles>
    <meta:document-statistic meta:table-count="0" meta:image-count="0" meta:object-count="0" meta:page-count="1" meta:paragraph-count="5" meta:word-count="58" meta:character-count="449" meta:non-whitespace-character-count="392"/>
    <meta:generator>LibreOffice/7.2.0.4$Linux_X86_64 LibreOffice_project/9a9c6381e3f7a62afc1329bd359cc48accb6435b</meta:generator>
  </office:meta>
</office:document-meta>
</file>